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table" style:name="rststyle-rststyle-table-1">
      <style:table-properties fo:margin-bottom="0.10in" fo:margin-top="0in" style:width="4.6667in" table:align="left"/>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2.0000in"/>
    </style:style>
    <style:style style:family="table-column" style:name="rststyle-rststyle-table-1.B">
      <style:table-column-properties style:column-width="1.0000in"/>
    </style:style>
    <style:style style:family="table-column" style:name="rststyle-rststyle-table-1.C">
      <style:table-column-properties style:column-width="0.8333in"/>
    </style:style>
    <style:style style:family="table-column" style:name="rststyle-rststyle-table-1.D">
      <style:table-column-properties style:column-width="0.8333in"/>
    </style:style>
    <style:style style:family="table" style:name="rststyle-rststyle-table-2">
      <style:table-properties fo:margin-bottom="0.10in" fo:margin-top="0in" style:width="4.6667in" table:align="left"/>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2.0000in"/>
    </style:style>
    <style:style style:family="table-column" style:name="rststyle-rststyle-table-2.B">
      <style:table-column-properties style:column-width="1.0000in"/>
    </style:style>
    <style:style style:family="table-column" style:name="rststyle-rststyle-table-2.C">
      <style:table-column-properties style:column-width="0.8333in"/>
    </style:style>
    <style:style style:family="table-column" style:name="rststyle-rststyle-table-2.D">
      <style:table-column-properties style:column-width="0.8333in"/>
    </style:style>
    <style:style style:family="table" style:name="rststyle-rststyle-table-3">
      <style:table-properties fo:margin-bottom="0.10in" fo:margin-top="0in" style:width="4.6667in" table:align="left"/>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2.0000in"/>
    </style:style>
    <style:style style:family="table-column" style:name="rststyle-rststyle-table-3.B">
      <style:table-column-properties style:column-width="1.0000in"/>
    </style:style>
    <style:style style:family="table-column" style:name="rststyle-rststyle-table-3.C">
      <style:table-column-properties style:column-width="0.8333in"/>
    </style:style>
    <style:style style:family="table-column" style:name="rststyle-rststyle-table-3.D">
      <style:table-column-properties style:column-width="0.8333in"/>
    </style:style>
    <style:style style:family="table" style:name="rststyle-rststyle-table-4">
      <style:table-properties fo:margin-bottom="0.10in" fo:margin-top="0in" style:width="4.6667in" table:align="left"/>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2.0000in"/>
    </style:style>
    <style:style style:family="table-column" style:name="rststyle-rststyle-table-4.B">
      <style:table-column-properties style:column-width="1.0000in"/>
    </style:style>
    <style:style style:family="table-column" style:name="rststyle-rststyle-table-4.C">
      <style:table-column-properties style:column-width="0.8333in"/>
    </style:style>
    <style:style style:family="table-column" style:name="rststyle-rststyle-table-4.D">
      <style:table-column-properties style:column-width="0.8333in"/>
    </style:style>
    <style:style style:family="table" style:name="rststyle-rststyle-table-5">
      <style:table-properties fo:margin-bottom="0.10in" fo:margin-top="0in" style:width="4.6667in" table:align="left"/>
    </style:style>
    <style:style style:family="table-cell" style:name="rststyle-rststyle-table-5.A1">
      <style:table-cell-properties fo:border-bottom="0.0007in solid #000000" fo:border-left="0.0007in solid #000000" fo:border-right="0.0007in solid #000000" fo:border-top="0.0007in solid #000000" fo:padding="0.049cm"/>
    </style:style>
    <style:style style:family="table-column" style:name="rststyle-rststyle-table-5.A">
      <style:table-column-properties style:column-width="2.0000in"/>
    </style:style>
    <style:style style:family="table-column" style:name="rststyle-rststyle-table-5.B">
      <style:table-column-properties style:column-width="1.0000in"/>
    </style:style>
    <style:style style:family="table-column" style:name="rststyle-rststyle-table-5.C">
      <style:table-column-properties style:column-width="0.8333in"/>
    </style:style>
    <style:style style:family="table-column" style:name="rststyle-rststyle-table-5.D">
      <style:table-column-properties style:column-width="0.8333in"/>
    </style:style>
    <style:style style:family="table" style:name="rststyle-rststyle-table-6">
      <style:table-properties fo:margin-bottom="0.10in" fo:margin-top="0in" style:width="4.6667in" table:align="left"/>
    </style:style>
    <style:style style:family="table-cell" style:name="rststyle-rststyle-table-6.A1">
      <style:table-cell-properties fo:border-bottom="0.0007in solid #000000" fo:border-left="0.0007in solid #000000" fo:border-right="0.0007in solid #000000" fo:border-top="0.0007in solid #000000" fo:padding="0.049cm"/>
    </style:style>
    <style:style style:family="table-column" style:name="rststyle-rststyle-table-6.A">
      <style:table-column-properties style:column-width="2.0000in"/>
    </style:style>
    <style:style style:family="table-column" style:name="rststyle-rststyle-table-6.B">
      <style:table-column-properties style:column-width="1.0000in"/>
    </style:style>
    <style:style style:family="table-column" style:name="rststyle-rststyle-table-6.C">
      <style:table-column-properties style:column-width="0.8333in"/>
    </style:style>
    <style:style style:family="table-column" style:name="rststyle-rststyle-table-6.D">
      <style:table-column-properties style:column-width="0.8333in"/>
    </style:style>
    <style:style style:family="table" style:name="rststyle-rststyle-table-7">
      <style:table-properties fo:margin-bottom="0.10in" fo:margin-top="0in" style:width="3.8333in" table:align="left"/>
    </style:style>
    <style:style style:family="table-cell" style:name="rststyle-rststyle-table-7.A1">
      <style:table-cell-properties fo:border-bottom="0.0007in solid #000000" fo:border-left="0.0007in solid #000000" fo:border-right="0.0007in solid #000000" fo:border-top="0.0007in solid #000000" fo:padding="0.049cm"/>
    </style:style>
    <style:style style:family="table-column" style:name="rststyle-rststyle-table-7.A">
      <style:table-column-properties style:column-width="1.1667in"/>
    </style:style>
    <style:style style:family="table-column" style:name="rststyle-rststyle-table-7.B">
      <style:table-column-properties style:column-width="0.8333in"/>
    </style:style>
    <style:style style:family="table-column" style:name="rststyle-rststyle-table-7.C">
      <style:table-column-properties style:column-width="0.9167in"/>
    </style:style>
    <style:style style:family="table-column" style:name="rststyle-rststyle-table-7.D">
      <style:table-column-properties style:column-width="0.9167in"/>
    </style:style>
    <style:style style:family="table" style:name="rststyle-rststyle-table-8">
      <style:table-properties fo:margin-bottom="0.10in" fo:margin-top="0in" style:width="3.8333in" table:align="left"/>
    </style:style>
    <style:style style:family="table-cell" style:name="rststyle-rststyle-table-8.A1">
      <style:table-cell-properties fo:border-bottom="0.0007in solid #000000" fo:border-left="0.0007in solid #000000" fo:border-right="0.0007in solid #000000" fo:border-top="0.0007in solid #000000" fo:padding="0.049cm"/>
    </style:style>
    <style:style style:family="table-column" style:name="rststyle-rststyle-table-8.A">
      <style:table-column-properties style:column-width="1.1667in"/>
    </style:style>
    <style:style style:family="table-column" style:name="rststyle-rststyle-table-8.B">
      <style:table-column-properties style:column-width="0.8333in"/>
    </style:style>
    <style:style style:family="table-column" style:name="rststyle-rststyle-table-8.C">
      <style:table-column-properties style:column-width="0.9167in"/>
    </style:style>
    <style:style style:family="table-column" style:name="rststyle-rststyle-table-8.D">
      <style:table-column-properties style:column-width="0.9167in"/>
    </style:style>
    <style:style style:family="table" style:name="rststyle-rststyle-table-9">
      <style:table-properties fo:margin-bottom="0.10in" fo:margin-top="0in" style:width="3.8333in" table:align="left"/>
    </style:style>
    <style:style style:family="table-cell" style:name="rststyle-rststyle-table-9.A1">
      <style:table-cell-properties fo:border-bottom="0.0007in solid #000000" fo:border-left="0.0007in solid #000000" fo:border-right="0.0007in solid #000000" fo:border-top="0.0007in solid #000000" fo:padding="0.049cm"/>
    </style:style>
    <style:style style:family="table-column" style:name="rststyle-rststyle-table-9.A">
      <style:table-column-properties style:column-width="1.1667in"/>
    </style:style>
    <style:style style:family="table-column" style:name="rststyle-rststyle-table-9.B">
      <style:table-column-properties style:column-width="0.8333in"/>
    </style:style>
    <style:style style:family="table-column" style:name="rststyle-rststyle-table-9.C">
      <style:table-column-properties style:column-width="0.9167in"/>
    </style:style>
    <style:style style:family="table-column" style:name="rststyle-rststyle-table-9.D">
      <style:table-column-properties style:column-width="0.9167in"/>
    </style:style>
    <style:style style:family="table" style:name="rststyle-rststyle-table-10">
      <style:table-properties fo:margin-bottom="0.10in" fo:margin-top="0in" style:width="3.8333in" table:align="left"/>
    </style:style>
    <style:style style:family="table-cell" style:name="rststyle-rststyle-table-10.A1">
      <style:table-cell-properties fo:border-bottom="0.0007in solid #000000" fo:border-left="0.0007in solid #000000" fo:border-right="0.0007in solid #000000" fo:border-top="0.0007in solid #000000" fo:padding="0.049cm"/>
    </style:style>
    <style:style style:family="table-column" style:name="rststyle-rststyle-table-10.A">
      <style:table-column-properties style:column-width="1.1667in"/>
    </style:style>
    <style:style style:family="table-column" style:name="rststyle-rststyle-table-10.B">
      <style:table-column-properties style:column-width="0.8333in"/>
    </style:style>
    <style:style style:family="table-column" style:name="rststyle-rststyle-table-10.C">
      <style:table-column-properties style:column-width="0.9167in"/>
    </style:style>
    <style:style style:family="table-column" style:name="rststyle-rststyle-table-10.D">
      <style:table-column-properties style:column-width="0.9167in"/>
    </style:style>
    <style:style style:family="paragraph" style:master-page-name="rststyle-pagedefault" style:name="P1003" style:parent-style-name="rststyle-title"/>
  </office:automatic-styles>
  <office:body>
    <office:text>
      <text:p text:style-name="P1003">Grid test</text:p>
      <text:section text:name="Section1" text:style-name="Sect1">
        <text:h text:outline-level="1" text:style-name="rststyle-heading1">Test 1</text:h>
        <table:table table:name="rststyle-rststyle-table-1" table:style-name="rststyle-rststyle-table-1">
          <table:table-column table:style-name="rststyle-rststyle-table-1.A"/>
          <table:table-column table:style-name="rststyle-rststyle-table-1.B"/>
          <table:table-column table:style-name="rststyle-rststyle-table-1.C"/>
          <table:table-column table:style-name="rststyle-rststyle-table-1.D"/>
          <table:table-header-rows>
            <table:table-row>
              <table:table-cell office:value-type="string" table:style-name="rststyle-rststyle-table-1.A1">
                <text:p text:style-name="Table_20_Heading">Header row, column 1
(header rows optional)</text:p>
              </table:table-cell>
              <table:table-cell office:value-type="string" table:style-name="rststyle-rststyle-table-1.A1">
                <text:p text:style-name="Table_20_Heading">Header 2</text:p>
              </table:table-cell>
              <table:table-cell office:value-type="string" table:style-name="rststyle-rststyle-table-1.A1">
                <text:p text:style-name="Table_20_Heading">Header 3</text:p>
              </table:table-cell>
              <table:table-cell office:value-type="string" table:style-name="rststyle-rststyle-table-1.A1">
                <text:p text:style-name="Table_20_Heading">Header 4</text:p>
              </table:table-cell>
            </table:table-row>
          </table:table-header-rows>
          <table:table-row>
            <table:table-cell office:value-type="string" table:style-name="rststyle-rststyle-table-1.A1">
              <text:p text:style-name="rststyle-textbody">body row 1, column 1</text:p>
            </table:table-cell>
            <table:table-cell office:value-type="string" table:style-name="rststyle-rststyle-table-1.A1">
              <text:p text:style-name="rststyle-textbody">column 2</text:p>
            </table:table-cell>
            <table:table-cell office:value-type="string" table:style-name="rststyle-rststyle-table-1.A1">
              <text:p text:style-name="rststyle-textbody">column 3</text:p>
            </table:table-cell>
            <table:table-cell office:value-type="string" table:style-name="rststyle-rststyle-table-1.A1">
              <text:p text:style-name="rststyle-textbody">column 4</text:p>
            </table:table-cell>
          </table:table-row>
          <table:table-row>
            <table:table-cell office:value-type="string" table:style-name="rststyle-rststyle-table-1.A1">
              <text:p text:style-name="rststyle-textbody">body row 2</text:p>
            </table:table-cell>
            <table:table-cell office:value-type="string" table:number-columns-spanned="3" table:style-name="rststyle-rststyle-table-1.A1">
              <text:p text:style-name="rststyle-textbody">Cells may span columns.</text:p>
            </table:table-cell>
          </table:table-row>
          <table:table-row>
            <table:table-cell office:value-type="string" table:style-name="rststyle-rststyle-table-1.A1">
              <text:p text:style-name="rststyle-textbody">body row 3</text:p>
            </table:table-cell>
            <table:table-cell office:value-type="string" table:number-rows-spanned="2" table:style-name="rststyle-rststyle-table-1.A1">
              <text:p text:style-name="rststyle-textbody">Cells may
span rows.
aaa</text:p>
            </table:table-cell>
            <table:table-cell office:value-type="string" table:number-columns-spanned="2" table:number-rows-spanned="2" table:style-name="rststyle-rststyle-table-1.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1.A1">
              <text:p text:style-name="rststyle-textbody">body row 4</text:p>
            </table:table-cell>
          </table:table-row>
        </table:table>
      </text:section>
      <text:section text:name="Section2" text:style-name="Sect1">
        <text:h text:outline-level="1" text:style-name="rststyle-heading1">Test 2</text:h>
        <table:table table:name="rststyle-rststyle-table-2" table:style-name="rststyle-rststyle-table-2">
          <table:table-column table:style-name="rststyle-rststyle-table-2.A"/>
          <table:table-column table:style-name="rststyle-rststyle-table-2.B"/>
          <table:table-column table:style-name="rststyle-rststyle-table-2.C"/>
          <table:table-column table:style-name="rststyle-rststyle-table-2.D"/>
          <table:table-header-rows>
            <table:table-row>
              <table:table-cell office:value-type="string" table:style-name="rststyle-rststyle-table-2.A1">
                <text:p text:style-name="Table_20_Heading">Header row, column 1
(header rows optional)</text:p>
              </table:table-cell>
              <table:table-cell office:value-type="string" table:style-name="rststyle-rststyle-table-2.A1">
                <text:p text:style-name="Table_20_Heading">Header 2</text:p>
              </table:table-cell>
              <table:table-cell office:value-type="string" table:style-name="rststyle-rststyle-table-2.A1">
                <text:p text:style-name="Table_20_Heading">Header 3</text:p>
              </table:table-cell>
              <table:table-cell office:value-type="string" table:style-name="rststyle-rststyle-table-2.A1">
                <text:p text:style-name="Table_20_Heading">Header 4</text:p>
              </table:table-cell>
            </table:table-row>
          </table:table-header-rows>
          <table:table-row>
            <table:table-cell office:value-type="string" table:number-rows-spanned="2" table:style-name="rststyle-rststyle-table-2.A1">
              <text:p text:style-name="rststyle-textbody">body row 1, column 1</text:p>
              <text:p text:style-name="rststyle-textbody">body row 2</text:p>
            </table:table-cell>
            <table:table-cell office:value-type="string" table:style-name="rststyle-rststyle-table-2.A1">
              <text:p text:style-name="rststyle-textbody">column 2</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number-rows-spanned="2" table:style-name="rststyle-rststyle-table-2.A1">
              <text:p text:style-name="rststyle-textbody">column 2</text:p>
              <text:p text:style-name="rststyle-textbody">may span</text:p>
            </table:table-cell>
            <table:table-cell office:value-type="string" table:style-name="rststyle-rststyle-table-2.A1">
              <text:p text:style-name="rststyle-textbody">column 3</text:p>
            </table:table-cell>
            <table:table-cell office:value-type="string" table:style-name="rststyle-rststyle-table-2.A1">
              <text:p text:style-name="rststyle-textbody">column 4</text:p>
            </table:table-cell>
          </table:table-row>
          <table:table-row>
            <table:table-cell office:value-type="string" table:style-name="rststyle-rststyle-table-2.A1">
              <text:p text:style-name="rststyle-textbody">body row 3</text:p>
            </table:table-cell>
            <table:table-cell office:value-type="string" table:number-columns-spanned="2" table:number-rows-spanned="2" table:style-name="rststyle-rststyle-table-2.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2.A1">
              <text:p text:style-name="rststyle-textbody">body row 4</text:p>
            </table:table-cell>
            <table:table-cell office:value-type="string" table:style-name="rststyle-rststyle-table-2.A1">
              <text:p text:style-name="rststyle-textbody">column 2</text:p>
            </table:table-cell>
          </table:table-row>
        </table:table>
      </text:section>
      <text:section text:name="Section3" text:style-name="Sect1">
        <text:h text:outline-level="1" text:style-name="rststyle-heading1">Test 3</text:h>
        <table:table table:name="rststyle-rststyle-table-3" table:style-name="rststyle-rststyle-table-3">
          <table:table-column table:style-name="rststyle-rststyle-table-3.A"/>
          <table:table-column table:style-name="rststyle-rststyle-table-3.B"/>
          <table:table-column table:style-name="rststyle-rststyle-table-3.C"/>
          <table:table-column table:style-name="rststyle-rststyle-table-3.D"/>
          <table:table-header-rows>
            <table:table-row>
              <table:table-cell office:value-type="string" table:style-name="rststyle-rststyle-table-3.A1">
                <text:p text:style-name="Table_20_Heading">Header row, column 1
(header rows optional)</text:p>
              </table:table-cell>
              <table:table-cell office:value-type="string" table:style-name="rststyle-rststyle-table-3.A1">
                <text:p text:style-name="Table_20_Heading">Header 2</text:p>
              </table:table-cell>
              <table:table-cell office:value-type="string" table:style-name="rststyle-rststyle-table-3.A1">
                <text:p text:style-name="Table_20_Heading">Header 3</text:p>
              </table:table-cell>
              <table:table-cell office:value-type="string" table:style-name="rststyle-rststyle-table-3.A1">
                <text:p text:style-name="Table_20_Heading">Header 4</text:p>
              </table:table-cell>
            </table:table-row>
          </table:table-header-rows>
          <table:table-row>
            <table:table-cell office:value-type="string" table:number-rows-spanned="2" table:style-name="rststyle-rststyle-table-3.A1">
              <text:p text:style-name="rststyle-textbody">body row 1, column 1</text:p>
              <text:p text:style-name="rststyle-textbody">body row 2</text:p>
            </table:table-cell>
            <table:table-cell office:value-type="string" table:style-name="rststyle-rststyle-table-3.A1">
              <text:p text:style-name="rststyle-textbody">column 2</text:p>
            </table:table-cell>
            <table:table-cell office:value-type="string" table:style-name="rststyle-rststyle-table-3.A1">
              <text:p text:style-name="rststyle-textbody">column 3</text:p>
            </table:table-cell>
            <table:table-cell office:value-type="string" table:number-rows-spanned="2" table:style-name="rststyle-rststyle-table-3.A1">
              <text:p text:style-name="rststyle-textbody">column 4</text:p>
              <text:p text:style-name="rststyle-textbody">may span</text:p>
            </table:table-cell>
          </table:table-row>
          <table:table-row>
            <table:table-cell office:value-type="string" table:style-name="rststyle-rststyle-table-3.A1">
              <text:p text:style-name="rststyle-textbody">column 2</text:p>
            </table:table-cell>
            <table:table-cell office:value-type="string" table:number-rows-spanned="2" table:style-name="rststyle-rststyle-table-3.A1">
              <text:p text:style-name="rststyle-textbody">column 3</text:p>
              <text:p text:style-name="rststyle-textbody">may span</text:p>
            </table:table-cell>
          </table:table-row>
          <table:table-row>
            <table:table-cell office:value-type="string" table:style-name="rststyle-rststyle-table-3.A1">
              <text:p text:style-name="rststyle-textbody">body row 3</text:p>
            </table:table-cell>
            <table:table-cell office:value-type="string" table:number-rows-spanned="2" table:style-name="rststyle-rststyle-table-3.A1">
              <text:p text:style-name="rststyle-textbody">column 2</text:p>
              <text:p text:style-name="rststyle-textbody">may span</text:p>
            </table:table-cell>
            <table:table-cell office:value-type="string" table:style-name="rststyle-rststyle-table-3.A1">
              <text:p text:style-name="rststyle-textbody">column 4</text:p>
            </table:table-cell>
          </table:table-row>
          <table:table-row>
            <table:table-cell office:value-type="string" table:style-name="rststyle-rststyle-table-3.A1">
              <text:p text:style-name="rststyle-textbody">body row 4</text:p>
            </table:table-cell>
            <table:table-cell office:value-type="string" table:style-name="rststyle-rststyle-table-3.A1">
              <text:p text:style-name="rststyle-textbody">column 3</text:p>
            </table:table-cell>
            <table:table-cell office:value-type="string" table:style-name="rststyle-rststyle-table-3.A1">
              <text:p text:style-name="rststyle-textbody">column 4</text:p>
            </table:table-cell>
          </table:table-row>
        </table:table>
      </text:section>
      <text:section text:name="Section4" text:style-name="Sect1">
        <text:h text:outline-level="1" text:style-name="rststyle-heading1">Test 4</text:h>
        <table:table table:name="rststyle-rststyle-table-4" table:style-name="rststyle-rststyle-table-4">
          <table:table-column table:style-name="rststyle-rststyle-table-4.A"/>
          <table:table-column table:style-name="rststyle-rststyle-table-4.B"/>
          <table:table-column table:style-name="rststyle-rststyle-table-4.C"/>
          <table:table-column table:style-name="rststyle-rststyle-table-4.D"/>
          <table:table-header-rows>
            <table:table-row>
              <table:table-cell office:value-type="string" table:style-name="rststyle-rststyle-table-4.A1">
                <text:p text:style-name="Table_20_Heading">Header row, column 1
(header rows optional)</text:p>
              </table:table-cell>
              <table:table-cell office:value-type="string" table:style-name="rststyle-rststyle-table-4.A1">
                <text:p text:style-name="Table_20_Heading">Header 2</text:p>
              </table:table-cell>
              <table:table-cell office:value-type="string" table:style-name="rststyle-rststyle-table-4.A1">
                <text:p text:style-name="Table_20_Heading">Header 3</text:p>
              </table:table-cell>
              <table:table-cell office:value-type="string" table:style-name="rststyle-rststyle-table-4.A1">
                <text:p text:style-name="Table_20_Heading">Header 4</text:p>
              </table:table-cell>
            </table:table-row>
          </table:table-header-rows>
          <table:table-row>
            <table:table-cell office:value-type="string" table:number-rows-spanned="2" table:style-name="rststyle-rststyle-table-4.A1">
              <text:p text:style-name="rststyle-textbody">body row 1, column 1</text:p>
              <text:p text:style-name="rststyle-textbody">body row 2</text:p>
            </table:table-cell>
            <table:table-cell office:value-type="string" table:style-name="rststyle-rststyle-table-4.A1">
              <text:p text:style-name="rststyle-textbody">column 2</text:p>
            </table:table-cell>
            <table:table-cell office:value-type="string" table:style-name="rststyle-rststyle-table-4.A1">
              <text:p text:style-name="rststyle-textbody">column 3</text:p>
            </table:table-cell>
            <table:table-cell office:value-type="string" table:number-rows-spanned="2" table:style-name="rststyle-rststyle-table-4.A1">
              <text:p text:style-name="rststyle-textbody">column 4</text:p>
              <text:p text:style-name="rststyle-textbody">may span</text:p>
            </table:table-cell>
          </table:table-row>
          <table:table-row>
            <table:table-cell office:value-type="string" table:number-columns-spanned="2" table:number-rows-spanned="2" table:style-name="rststyle-rststyle-table-4.A1">
              <text:p text:style-name="rststyle-textbody">column 2 and column 3</text:p>
              <text:p text:style-name="rststyle-blockquote">may             span</text:p>
            </table:table-cell>
          </table:table-row>
          <table:table-row>
            <table:table-cell office:value-type="string" table:number-rows-spanned="2" table:style-name="rststyle-rststyle-table-4.A1">
              <text:p text:style-name="rststyle-textbody">body row 3</text:p>
              <text:p text:style-name="rststyle-textbody">may span</text:p>
            </table:table-cell>
            <table:table-cell office:value-type="string" table:style-name="rststyle-rststyle-table-4.A1">
              <text:p text:style-name="rststyle-textbody">column 4</text:p>
            </table:table-cell>
          </table:table-row>
          <table:table-row>
            <table:table-cell office:value-type="string" table:style-name="rststyle-rststyle-table-4.A1">
              <text:p text:style-name="rststyle-textbody">may span</text:p>
            </table:table-cell>
            <table:table-cell office:value-type="string" table:style-name="rststyle-rststyle-table-4.A1">
              <text:p text:style-name="rststyle-textbody">column 3</text:p>
            </table:table-cell>
            <table:table-cell office:value-type="string" table:style-name="rststyle-rststyle-table-4.A1">
              <text:p text:style-name="rststyle-textbody">column 4</text:p>
            </table:table-cell>
          </table:table-row>
        </table:table>
      </text:section>
      <text:section text:name="Section5" text:style-name="Sect1">
        <text:h text:outline-level="1" text:style-name="rststyle-heading1">Test 4a</text:h>
        <table:table table:name="rststyle-rststyle-table-5" table:style-name="rststyle-rststyle-table-5">
          <table:table-column table:style-name="rststyle-rststyle-table-5.A"/>
          <table:table-column table:style-name="rststyle-rststyle-table-5.B"/>
          <table:table-column table:style-name="rststyle-rststyle-table-5.C"/>
          <table:table-column table:style-name="rststyle-rststyle-table-5.D"/>
          <table:table-header-rows>
            <table:table-row>
              <table:table-cell office:value-type="string" table:style-name="rststyle-rststyle-table-5.A1">
                <text:p text:style-name="Table_20_Heading">Header row, column 1
(header rows optional)</text:p>
              </table:table-cell>
              <table:table-cell office:value-type="string" table:style-name="rststyle-rststyle-table-5.A1">
                <text:p text:style-name="Table_20_Heading">Header 2</text:p>
              </table:table-cell>
              <table:table-cell office:value-type="string" table:style-name="rststyle-rststyle-table-5.A1">
                <text:p text:style-name="Table_20_Heading">Header 3</text:p>
              </table:table-cell>
              <table:table-cell office:value-type="string" table:style-name="rststyle-rststyle-table-5.A1">
                <text:p text:style-name="Table_20_Heading">Header 4</text:p>
              </table:table-cell>
            </table:table-row>
          </table:table-header-rows>
          <table:table-row>
            <table:table-cell office:value-type="string" table:number-rows-spanned="2" table:style-name="rststyle-rststyle-table-5.A1">
              <text:p text:style-name="rststyle-textbody">body row 1, column 1</text:p>
              <text:p text:style-name="rststyle-textbody">body row 2</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number-rows-spanned="2" table:style-name="rststyle-rststyle-table-5.A1">
              <text:p text:style-name="rststyle-textbody">column 4</text:p>
              <text:p text:style-name="rststyle-textbody">may span</text:p>
            </table:table-cell>
          </table:table-row>
          <table:table-row>
            <table:table-cell office:value-type="string" table:number-columns-spanned="2" table:number-rows-spanned="2" table:style-name="rststyle-rststyle-table-5.A1">
              <text:p text:style-name="rststyle-textbody">column 2 and column 3</text:p>
              <text:p text:style-name="rststyle-blockquote">may             span</text:p>
            </table:table-cell>
          </table:table-row>
          <table:table-row>
            <table:table-cell office:value-type="string" table:number-rows-spanned="2" table:style-name="rststyle-rststyle-table-5.A1">
              <text:p text:style-name="rststyle-textbody">body row 3</text:p>
              <text:p text:style-name="rststyle-textbody">may span</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may span</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row>
            <table:table-cell office:value-type="string" table:style-name="rststyle-rststyle-table-5.A1">
              <text:p text:style-name="rststyle-textbody">body row 4</text:p>
            </table:table-cell>
            <table:table-cell office:value-type="string" table:style-name="rststyle-rststyle-table-5.A1">
              <text:p text:style-name="rststyle-textbody">column 2</text:p>
            </table:table-cell>
            <table:table-cell office:value-type="string" table:style-name="rststyle-rststyle-table-5.A1">
              <text:p text:style-name="rststyle-textbody">column 3</text:p>
            </table:table-cell>
            <table:table-cell office:value-type="string" table:style-name="rststyle-rststyle-table-5.A1">
              <text:p text:style-name="rststyle-textbody">column 4</text:p>
            </table:table-cell>
          </table:table-row>
        </table:table>
      </text:section>
      <text:section text:name="Section6" text:style-name="Sect1">
        <text:h text:outline-level="1" text:style-name="rststyle-heading1">Test 5</text:h>
        <table:table table:name="rststyle-rststyle-table-6" table:style-name="rststyle-rststyle-table-6">
          <table:table-column table:style-name="rststyle-rststyle-table-6.A"/>
          <table:table-column table:style-name="rststyle-rststyle-table-6.B"/>
          <table:table-column table:style-name="rststyle-rststyle-table-6.C"/>
          <table:table-column table:style-name="rststyle-rststyle-table-6.D"/>
          <table:table-header-rows>
            <table:table-row>
              <table:table-cell office:value-type="string" table:style-name="rststyle-rststyle-table-6.A1">
                <text:p text:style-name="Table_20_Heading">Header row, column 1
(header rows optional)</text:p>
              </table:table-cell>
              <table:table-cell office:value-type="string" table:style-name="rststyle-rststyle-table-6.A1">
                <text:p text:style-name="Table_20_Heading">Header 2</text:p>
              </table:table-cell>
              <table:table-cell office:value-type="string" table:style-name="rststyle-rststyle-table-6.A1">
                <text:p text:style-name="Table_20_Heading">Header 3</text:p>
              </table:table-cell>
              <table:table-cell office:value-type="string" table:style-name="rststyle-rststyle-table-6.A1">
                <text:p text:style-name="Table_20_Heading">Header 4</text:p>
              </table:table-cell>
            </table:table-row>
          </table:table-header-rows>
          <table:table-row>
            <table:table-cell office:value-type="string" table:style-name="rststyle-rststyle-table-6.A1">
              <text:p text:style-name="rststyle-textbody">body row 1, column 1</text:p>
            </table:table-cell>
            <table:table-cell office:value-type="string" table:style-name="rststyle-rststyle-table-6.A1">
              <text:p text:style-name="rststyle-textbody">column 2</text:p>
            </table:table-cell>
            <table:table-cell office:value-type="string" table:style-name="rststyle-rststyle-table-6.A1">
              <text:p text:style-name="rststyle-textbody">column 3</text:p>
            </table:table-cell>
            <table:table-cell office:value-type="string" table:style-name="rststyle-rststyle-table-6.A1">
              <text:p text:style-name="rststyle-textbody">column 4</text:p>
            </table:table-cell>
          </table:table-row>
          <table:table-row>
            <table:table-cell office:value-type="string" table:style-name="rststyle-rststyle-table-6.A1">
              <text:p text:style-name="rststyle-textbody">body row 2</text:p>
            </table:table-cell>
            <table:table-cell office:value-type="string" table:number-columns-spanned="3" table:style-name="rststyle-rststyle-table-6.A1">
              <text:p text:style-name="rststyle-textbody">Cells may span columns.</text:p>
            </table:table-cell>
          </table:table-row>
          <table:table-row>
            <table:table-cell office:value-type="string" table:style-name="rststyle-rststyle-table-6.A1">
              <text:p text:style-name="rststyle-textbody">body row 3</text:p>
            </table:table-cell>
            <table:table-cell office:value-type="string" table:number-rows-spanned="2" table:style-name="rststyle-rststyle-table-6.A1">
              <text:p text:style-name="rststyle-textbody">Cells may
span rows.</text:p>
            </table:table-cell>
            <table:table-cell office:value-type="string" table:number-columns-spanned="2" table:number-rows-spanned="2" table:style-name="rststyle-rststyle-table-6.A1">
              <text:list text:style-name="rststyle-bulletlist">
                <text:list-item>
                  <text:p text:style-name="rststyle-bulletitem">Table cells</text:p>
                </text:list-item>
                <text:list-item>
                  <text:p text:style-name="rststyle-bulletitem">contain</text:p>
                </text:list-item>
                <text:list-item>
                  <text:p text:style-name="rststyle-bulletitem">body elements.</text:p>
                </text:list-item>
              </text:list>
            </table:table-cell>
          </table:table-row>
          <table:table-row>
            <table:table-cell office:value-type="string" table:style-name="rststyle-rststyle-table-6.A1">
              <text:p text:style-name="rststyle-textbody">body row 4</text:p>
            </table:table-cell>
          </table:table-row>
        </table:table>
      </text:section>
      <text:section text:name="Section7" text:style-name="Sect1">
        <text:h text:outline-level="1" text:style-name="rststyle-heading1">Test 6</text:h>
        <text:p text:style-name="rststyle-textbody">Some care must be taken with grid tables to avoid undesired
interactions with cell text in rare cases. For example, the
following table contains a cell in row 2 spanning from column 2 to
column 4:</text:p>
        <table:table table:name="rststyle-rststyle-table-7" table:style-name="rststyle-rststyle-table-7">
          <table:table-column table:style-name="rststyle-rststyle-table-7.A"/>
          <table:table-column table:style-name="rststyle-rststyle-table-7.B"/>
          <table:table-column table:style-name="rststyle-rststyle-table-7.C"/>
          <table:table-column table:style-name="rststyle-rststyle-table-7.D"/>
          <table:table-row>
            <table:table-cell office:value-type="string" table:style-name="rststyle-rststyle-table-7.A1">
              <text:p text:style-name="rststyle-textbody">row 1, col 1</text:p>
            </table:table-cell>
            <table:table-cell office:value-type="string" table:style-name="rststyle-rststyle-table-7.A1">
              <text:p text:style-name="rststyle-textbody">column 2</text:p>
            </table:table-cell>
            <table:table-cell office:value-type="string" table:style-name="rststyle-rststyle-table-7.A1">
              <text:p text:style-name="rststyle-textbody">column 3</text:p>
            </table:table-cell>
            <table:table-cell office:value-type="string" table:style-name="rststyle-rststyle-table-7.A1">
              <text:p text:style-name="rststyle-textbody">column 4</text:p>
            </table:table-cell>
          </table:table-row>
          <table:table-row>
            <table:table-cell office:value-type="string" table:style-name="rststyle-rststyle-table-7.A1">
              <text:p text:style-name="rststyle-textbody">row 2</text:p>
            </table:table-cell>
            <table:table-cell office:value-type="string" table:number-columns-spanned="3" table:style-name="rststyle-rststyle-table-7.A1"/>
          </table:table-row>
          <table:table-row>
            <table:table-cell office:value-type="string" table:style-name="rststyle-rststyle-table-7.A1">
              <text:p text:style-name="rststyle-textbody">row 3</text:p>
            </table:table-cell>
            <table:table-cell office:value-type="string" table:style-name="rststyle-rststyle-table-7.A1"/>
            <table:table-cell office:value-type="string" table:style-name="rststyle-rststyle-table-7.A1"/>
            <table:table-cell office:value-type="string" table:style-name="rststyle-rststyle-table-7.A1"/>
          </table:table-row>
        </table:table>
      </text:section>
      <text:section text:name="Section8" text:style-name="Sect1">
        <text:h text:outline-level="1" text:style-name="rststyle-heading1">Test 7</text:h>
        <text:p text:style-name="rststyle-textbody">If a vertical bar is used in the text of that cell, it could have
unintended effects if accidentally aligned with column boundaries:</text:p>
        <table:table table:name="rststyle-rststyle-table-8" table:style-name="rststyle-rststyle-table-8">
          <table:table-column table:style-name="rststyle-rststyle-table-8.A"/>
          <table:table-column table:style-name="rststyle-rststyle-table-8.B"/>
          <table:table-column table:style-name="rststyle-rststyle-table-8.C"/>
          <table:table-column table:style-name="rststyle-rststyle-table-8.D"/>
          <table:table-row>
            <table:table-cell office:value-type="string" table:style-name="rststyle-rststyle-table-8.A1">
              <text:p text:style-name="rststyle-textbody">row 1, col 1</text:p>
            </table:table-cell>
            <table:table-cell office:value-type="string" table:style-name="rststyle-rststyle-table-8.A1">
              <text:p text:style-name="rststyle-textbody">column 2</text:p>
            </table:table-cell>
            <table:table-cell office:value-type="string" table:style-name="rststyle-rststyle-table-8.A1">
              <text:p text:style-name="rststyle-textbody">column 3</text:p>
            </table:table-cell>
            <table:table-cell office:value-type="string" table:style-name="rststyle-rststyle-table-8.A1">
              <text:p text:style-name="rststyle-textbody">column 4</text:p>
            </table:table-cell>
          </table:table-row>
          <table:table-row>
            <table:table-cell office:value-type="string" table:style-name="rststyle-rststyle-table-8.A1">
              <text:p text:style-name="rststyle-textbody">row 2</text:p>
            </table:table-cell>
            <table:table-cell office:value-type="string" table:number-columns-spanned="3" table:style-name="rststyle-rststyle-table-8.A1">
              <text:p text:style-name="rststyle-textbody">Use the command <text:span text:style-name="rststyle-inlineliteral">ls \| more</text:span>.</text:p>
            </table:table-cell>
          </table:table-row>
          <table:table-row>
            <table:table-cell office:value-type="string" table:style-name="rststyle-rststyle-table-8.A1">
              <text:p text:style-name="rststyle-textbody">row 3</text:p>
            </table:table-cell>
            <table:table-cell office:value-type="string" table:style-name="rststyle-rststyle-table-8.A1"/>
            <table:table-cell office:value-type="string" table:style-name="rststyle-rststyle-table-8.A1"/>
            <table:table-cell office:value-type="string" table:style-name="rststyle-rststyle-table-8.A1"/>
          </table:table-row>
        </table:table>
      </text:section>
      <text:section text:name="Section9" text:style-name="Sect1">
        <text:h text:outline-level="1" text:style-name="rststyle-heading1">Test 8</text:h>
        <text:p text:style-name="rststyle-textbody">Several solutions are possible. All that is needed is to break the
continuity of the cell outline rectangle. One possibility is to
shift the text by adding an extra space before:</text:p>
        <table:table table:name="rststyle-rststyle-table-9" table:style-name="rststyle-rststyle-table-9">
          <table:table-column table:style-name="rststyle-rststyle-table-9.A"/>
          <table:table-column table:style-name="rststyle-rststyle-table-9.B"/>
          <table:table-column table:style-name="rststyle-rststyle-table-9.C"/>
          <table:table-column table:style-name="rststyle-rststyle-table-9.D"/>
          <table:table-row>
            <table:table-cell office:value-type="string" table:style-name="rststyle-rststyle-table-9.A1">
              <text:p text:style-name="rststyle-textbody">row 1, col 1</text:p>
            </table:table-cell>
            <table:table-cell office:value-type="string" table:style-name="rststyle-rststyle-table-9.A1">
              <text:p text:style-name="rststyle-textbody">column 2</text:p>
            </table:table-cell>
            <table:table-cell office:value-type="string" table:style-name="rststyle-rststyle-table-9.A1">
              <text:p text:style-name="rststyle-textbody">column 3</text:p>
            </table:table-cell>
            <table:table-cell office:value-type="string" table:style-name="rststyle-rststyle-table-9.A1">
              <text:p text:style-name="rststyle-textbody">column 4</text:p>
            </table:table-cell>
          </table:table-row>
          <table:table-row>
            <table:table-cell office:value-type="string" table:style-name="rststyle-rststyle-table-9.A1">
              <text:p text:style-name="rststyle-textbody">row 2</text:p>
            </table:table-cell>
            <table:table-cell office:value-type="string" table:number-columns-spanned="3" table:style-name="rststyle-rststyle-table-9.A1">
              <text:p text:style-name="rststyle-textbody">Use the command <text:span text:style-name="rststyle-inlineliteral">ls | more</text:span>.</text:p>
            </table:table-cell>
          </table:table-row>
          <table:table-row>
            <table:table-cell office:value-type="string" table:style-name="rststyle-rststyle-table-9.A1">
              <text:p text:style-name="rststyle-textbody">row 3</text:p>
            </table:table-cell>
            <table:table-cell office:value-type="string" table:style-name="rststyle-rststyle-table-9.A1"/>
            <table:table-cell office:value-type="string" table:style-name="rststyle-rststyle-table-9.A1"/>
            <table:table-cell office:value-type="string" table:style-name="rststyle-rststyle-table-9.A1"/>
          </table:table-row>
        </table:table>
      </text:section>
      <text:section text:name="Section10" text:style-name="Sect1">
        <text:h text:outline-level="1" text:style-name="rststyle-heading1">Test 9</text:h>
        <text:p text:style-name="rststyle-textbody">Another possibility is to add an extra line to row 2:</text:p>
        <table:table table:name="rststyle-rststyle-table-10" table:style-name="rststyle-rststyle-table-10">
          <table:table-column table:style-name="rststyle-rststyle-table-10.A"/>
          <table:table-column table:style-name="rststyle-rststyle-table-10.B"/>
          <table:table-column table:style-name="rststyle-rststyle-table-10.C"/>
          <table:table-column table:style-name="rststyle-rststyle-table-10.D"/>
          <table:table-row>
            <table:table-cell office:value-type="string" table:style-name="rststyle-rststyle-table-10.A1">
              <text:p text:style-name="rststyle-textbody">row 1, col 1</text:p>
            </table:table-cell>
            <table:table-cell office:value-type="string" table:style-name="rststyle-rststyle-table-10.A1">
              <text:p text:style-name="rststyle-textbody">column 2</text:p>
            </table:table-cell>
            <table:table-cell office:value-type="string" table:style-name="rststyle-rststyle-table-10.A1">
              <text:p text:style-name="rststyle-textbody">column 3</text:p>
            </table:table-cell>
            <table:table-cell office:value-type="string" table:style-name="rststyle-rststyle-table-10.A1">
              <text:p text:style-name="rststyle-textbody">column 4</text:p>
            </table:table-cell>
          </table:table-row>
          <table:table-row>
            <table:table-cell office:value-type="string" table:style-name="rststyle-rststyle-table-10.A1">
              <text:p text:style-name="rststyle-textbody">row 2</text:p>
            </table:table-cell>
            <table:table-cell office:value-type="string" table:number-columns-spanned="3" table:style-name="rststyle-rststyle-table-10.A1">
              <text:p text:style-name="rststyle-textbody">Use the command <text:span text:style-name="rststyle-inlineliteral">ls | more</text:span>.</text:p>
            </table:table-cell>
          </table:table-row>
          <table:table-row>
            <table:table-cell office:value-type="string" table:style-name="rststyle-rststyle-table-10.A1">
              <text:p text:style-name="rststyle-textbody">row 3</text:p>
            </table:table-cell>
            <table:table-cell office:value-type="string" table:style-name="rststyle-rststyle-table-10.A1"/>
            <table:table-cell office:value-type="string" table:style-name="rststyle-rststyle-table-10.A1"/>
            <table:table-cell office:value-type="string" table:style-name="rststyle-rststyle-table-10.A1"/>
          </table:table-row>
        </table:table>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engelbert</meta:initial-creator>
    <meta:creation-date>2020-01-12T14:29:34</meta:creation-date>
    <dc:creator>engelbert</dc:creator>
    <dc:date>2020-01-12T14:29:34</dc:date>
    <dc:language>en-US</dc:language>
    <meta:editing-cycles>1</meta:editing-cycles>
    <meta:editing-duration>PT00M01S</meta:editing-duration>
    <dc:title>Grid test</dc:title>
  </office:meta>
</office:document-meta>
</file>